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variant="normal" fo:text-transform="none" fo:color="#000000" style:font-name="Helvetica Neue" fo:font-size="9.25pt" fo:letter-spacing="normal" fo:font-style="normal" fo:font-weight="normal"/>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5" style:family="paragraph" style:parent-style-name="Standard" style:list-style-name="WW8Num3"/>
    <style:style style:name="P16" style:family="paragraph" style:parent-style-name="Definition_20_Term" style:list-style-name="WW8Num3"/>
    <style:style style:name="P17" style:family="paragraph" style:parent-style-name="Heading_20_1">
      <style:paragraph-properties fo:break-before="page"/>
      <style:text-properties fo:language="fr" fo:country="FR"/>
    </style:style>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Heading_20_3">
      <style:text-properties fo:font-style="normal" style:font-style-asian="normal" style:font-style-complex="normal"/>
    </style:style>
    <style:style style:name="P20" style:family="paragraph" style:parent-style-name="Heading_20_2">
      <style:text-properties fo:language="fr" fo:country="FR"/>
    </style:style>
    <style:style style:name="P21" style:family="paragraph" style:parent-style-name="Body" style:list-style-name="L1"/>
    <style:style style:name="P22" style:family="paragraph" style:parent-style-name="Body" style:list-style-name="L2"/>
    <style:style style:name="P23" style:family="paragraph" style:parent-style-name="Body" style:list-style-name="L3"/>
    <style:style style:name="P24" style:family="paragraph" style:parent-style-name="Body" style:list-style-name="L4"/>
    <style:style style:name="P25" style:family="paragraph" style:parent-style-name="Body" style:list-style-name="L5"/>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font-variant="normal" fo:text-transform="none" fo:color="#000000" style:font-name="Helvetica Neue" fo:font-size="9.25pt" fo:letter-spacing="normal" fo:font-style="normal" fo:font-weight="normal"/>
    </style:style>
    <style:style style:name="T5"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6 Time</text:user-defined></text:p>
      <text:p text:style-name="Document_20_Title"><text:span text:style-name="T1">Draft<text:line-break/><text:line-break/></text:span><text:span text:style-name="T1"><text:page-count style:num-format="1">10</text:page-count></text:span><text:span text:style-name="T1"> Pages</text:span></text:p>
      <text:p text:style-name="P10">Abstract</text:p>
      <text:p text:style-name="P11">This RFP requests a time service that can provide time aspects like delays, timeouts, and periodic scheduling with the option to have cron like scheduling using the whiteboard pattern. The solution must take advantage of the OSGi Promise API and the date-time API introduced in Java 8.</text:p>
      <text:h text:style-name="P17" text:outline-level="1" text:restart-numbering="true" text:start-value="-1">Document Information</text:h>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3">0.1 Table of Contents<text:tab/>2</text:p>
          <text:p text:style-name="P13">0.2 Terminology and Document Conventions<text:tab/>3</text:p>
          <text:p text:style-name="P13">0.3 Revision History<text:tab/>3</text:p>
          <text:p text:style-name="P12">1 Introduction<text:tab/>3</text:p>
          <text:p text:style-name="P12">2 Application Domain<text:tab/>4</text:p>
          <text:p text:style-name="P14">2.1.1 Direction of Control<text:tab/>4</text:p>
          <text:p text:style-name="P14">2.1.2 Push &amp; Pull<text:tab/>4</text:p>
          <text:p text:style-name="P14">2.1.3 Event Based Models<text:tab/>4</text:p>
          <text:p text:style-name="P14">2.1.4 Promises<text:tab/>5</text:p>
          <text:p text:style-name="P14">2.1.5 Timers<text:tab/>5</text:p>
          <text:p text:style-name="P14">2.1.6 Java Util Concurrent<text:tab/>6</text:p>
          <text:p text:style-name="P14">2.1.7 Quartz<text:tab/>6</text:p>
          <text:p text:style-name="P14">2.1.8 Java 8 Date and Time<text:tab/>6</text:p>
          <text:p text:style-name="P13">2.2 Terminology + Abbreviations <text:tab/>7</text:p>
          <text:p text:style-name="P12">3 Problem Description<text:tab/>7</text:p>
          <text:p text:style-name="P12">4 Use Cases<text:tab/>7</text:p>
          <text:p text:style-name="P14">4.1.1 Cron Job<text:tab/>7</text:p>
          <text:p text:style-name="P14">4.1.2 Periodic Execution<text:tab/>8</text:p>
          <text:p text:style-name="P14">4.1.3 Delay in Promises<text:tab/>8</text:p>
          <text:p text:style-name="P14">4.1.4 Timeouts in Promises<text:tab/>8</text:p>
          <text:p text:style-name="P12">5 Requirements<text:tab/>8</text:p>
          <text:p text:style-name="P14">5.1.1 Scheduler<text:tab/>8</text:p>
          <text:p text:style-name="P14">5.1.2 Promises<text:tab/>9</text:p>
          <text:p text:style-name="P14">5.1.3 Whiteboard<text:tab/>9</text:p>
          <text:p text:style-name="P12">6 Document Support<text:tab/>9</text:p>
          <text:p text:style-name="P13">6.1 References<text:tab/>9</text:p>
          <text:p text:style-name="P13">6.2 Author’s Address<text:tab/>10</text:p>
          <text:p text:style-name="P13">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6">
            <text:p text:style-name="P3">26-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3">“</text:span><text:span text:style-name="T5">The only reason for time is so that everything doesn't happen at once.</text:span><text:span text:style-name="T4">”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7">The result is that there are a myriad of APIs in Java to handle delays, timeouts, and periodic scheduling. This RFP analyzes what there currently is and what is missing from an OSGi perspective.</text:p>
      <text:h text:style-name="Heading_20_1" text:outline-level="1"><text:soft-page-break/>Application Domain</text:h>
      <text:h text:style-name="Heading_20_3" text:outline-level="3">Direction of Control</text:h>
      <text:p text:style-name="Body">Time aspects of software are highly related with the <text:span text:style-name="T8">direction of control</text:span><text:span text:style-name="T6"> between collaborating </text:span><text:span text:style-name="T8">actors</text:span><text:span text:style-name="T6">,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6">A program that uses this threaded model is the easiest way to read and write programs since the </text:span><text:span text:style-name="T8">flow</text:span><text:span text:style-name="T6">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9" text:outline-level="3">Push &amp; Pull</text:h>
      <text:p text:style-name="Body"><text:span text:style-name="T6">A </text:span><text:span text:style-name="T8">producer</text:span><text:span text:style-name="T6"> <text:s/>is an actor that has objects that it wants to convey to a </text:span><text:span text:style-name="T8">client</text:span><text:span text:style-name="T6">. Software allows us (surprisingly) only two options. The producer </text:span><text:span text:style-name="T8">pushes</text:span><text:span text:style-name="T6"> the objects to the client or the client </text:span><text:span text:style-name="T8">pulls</text:span><text:span text:style-name="T6">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6">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0">next()</text:span><text:span text:style-name="T6"> to get the next object. </text:span></text:p>
      <text:h text:style-name="P19" text:outline-level="3">Event Based Models</text:h>
      <text:p text:style-name="P8">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6">Java 8 significantly changed this landscape by introducing </text:span><text:span text:style-name="T8">lambdas</text:span><text:span text:style-name="T6">.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6">Having lambdas made it possible to provide many push based clients in existing APIs. The </text:span><text:span text:style-name="T10">forEach</text:span><text:span text:style-name="T6">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oft-page-break/><text:span text:style-name="T6">Though new Java 8 API uses a push model because that is very effective with lambda's, they did not allow an event based model where objects are not already present. For distributed applications the </text:span><text:span text:style-name="T8">event </text:span><text:span text:style-name="T6">model is more attractive where the asynchronously arriving events are pushed to the client.</text:span></text:p>
      <text:h text:style-name="P19" text:outline-level="3">Promises &amp; Java RX</text:h>
      <text:p text:style-name="Body"><text:span text:style-name="T6">In Enterprise Edition Release 6, the OSGi Alliance introduced a Java </text:span><text:span text:style-name="T8">Promise</text:span><text:span text:style-name="T6">,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6">It is common that sequence of steps can have time outs (execute before) or require intermediate delays (do not execute before). Timeouts and delays can be implemented with intermediate promises that use a </text:span><text:span text:style-name="T8">scheduler</text:span><text:span text:style-name="T6">.</text:span></text:p>
      <text:p text:style-name="Body"><text:span text:style-name="T6">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8">tasks</text:span> with a <text:span text:style-name="T8">schedule</text:span><text:span text:style-name="T6">, a specification of when to </text:span><text:span text:style-name="T8">invoke</text:span><text:span text:style-name="T6"> the task.</text:span> A task is some object that can be executed, in this case a Timer Task. The tasks are then efficiently <text:span text:style-name="T8">scheduled</text:span> and <text:span text:style-name="T6">invoked</text:span> <text:s/>when they expire. An invocation is done in the scheduler thread. Long running tasks can therefore postpone the invocation of other tasks if previous tasks take a long time or the system is busy.</text:p>
      <text:p text:style-name="Body">Tasks are <text:span text:style-name="T8">scheduled</text:span><text:span text:style-name="T6">. A schedule could be a </text:span><text:span text:style-name="T8">delay</text:span><text:span text:style-name="T6">. In that case the task was executed after the given </text:span><text:span text:style-name="T8">duration</text:span><text:span text:style-name="T6">. A duration is fixed length of time, for example 2 hours. Durations in the Timer are specified in a long representing milliseconds. A task could also be scheduled at a certain </text:span><text:span text:style-name="T8">instance</text:span><text:span text:style-name="T9"> time</text:span><text:span text:style-name="T7">, using a Date object. Instance time is defined in Java 8 as a number of nanoseconds from the </text:span><text:span text:style-name="T9">epoch</text:span><text:span text:style-name="T7">. The epoch is a fixed moment in time Jan 1 1970 0:0 UTC. </text:span></text:p>
      <text:p text:style-name="Body"><text:span text:style-name="T6">A schedule could also be </text:span><text:span text:style-name="T8">periodic</text:span><text:span text:style-name="T6">. A periodic schedule executes the Timer Task continuously with an </text:span><text:span text:style-name="T8">interval</text:span><text:span text:style-name="T6">. The interval is the duration between two invocations. Since Timer tasks take time to execute and there can be other causes for upholding the Timer Scheduler the actual interval can </text:span><text:span text:style-name="T8">skewed</text:span><text:span text:style-name="T6"> and thus be longer than the given interval. Periodic schedules can provide an initial delay or a specific date for </text:span><text:span text:style-name="T8">initial scheduling</text:span><text:span text:style-name="T6">.</text:span></text:p>
      <text:p text:style-name="Body"><text:span text:style-name="T6">Periodic schedules can also be scheduled at a </text:span><text:span text:style-name="T8">fixed rate</text:span><text:span text:style-name="T6">. A fixed rate periodic schedule ensures that the interval is not skewed. Each invocation is scheduled at a multiple interval duration from the initial scheduling instance time.</text:span></text:p>
      <text:p text:style-name="Body">Timer tasks could also be <text:span text:style-name="T8">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8">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8">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8">temporal</text:span> object. A temporal object is an instance time, a local date or time, or any other object that understands an actual time. <text:span text:style-name="T8">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 </text:h>
      <text:h text:style-name="Heading_20_1" text:outline-level="1">Problem Description</text:h>
      <text:list xml:id="list3230957618043966387" text:style-name="L1">
        <text:list-item>
          <text:p text:style-name="P21">Currently time is quite chaotic in Java. It is not clear what API to use to schedule tasks and for relatively simple task like cron scheduling it is necessary to escape to a significant library like Quartz. </text:p>
        </text:list-item>
        <text:list-item>
          <text:p text:style-name="P21"><text:soft-page-break/>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21">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21">The Promise API lacks any time awareness.</text:p>
        </text:list-item>
      </text:list>
      <text:p text:style-name="Body">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Heading_20_1" text:outline-level="1">Use Cases</text:h>
      <text:h text:style-name="Heading_20_3" text:outline-level="3">Cron Job</text:h>
      <text:p text:style-name="Body">Al Bundle needs to execute a statistic report every first Monday of the month at 6.00 AM. Al creates a Task service with a service property that specifies a cron schedule:</text:p>
      <text:p text:style-name="Body"><text:s text:c="2"/>“0 0 6 ? * 2 *”</text:p>
      <text:p text:style-name="Body"><text:s/>When the time comes, the execute method on the Task service is called. Unfortunately, the DNS does not work and the Task fails with an Exception. After a delay, the Task is executed again, fortunately, this time it succeeds.</text:p>
      <text:h text:style-name="Heading_20_3" text:outline-level="3">Periodic Execution</text:h>
      <text:p text:style-name="Body">Al Bundle needs to poll a remote server so he gets the Scheduler service and gets a callback every 5 minutes. When his bundle closes, the schedule is automatically removed.</text:p>
      <text:h text:style-name="Heading_20_3" text:outline-level="3">Delay in Promises</text:h>
      <text:p text:style-name="Body">Al Bundle has a Promise but must delay 50 seconds after that promise is satisfied before the next step in his sequence can be executed. He goes to the Scheduler service and gets a new Promise that will be resolved 50 seconds from now.</text:p>
      <text:h text:style-name="Heading_20_3" text:outline-level="3">Timeouts in Promises</text:h>
      <text:p text:style-name="Body">Al Bundle has a Promise but wants a failure when the Promise is not resolve before 50 seconds from now. He goes to the Scheduler service and gets a Promise that will be resolved or get be failed if the resolving takes more than 50 seconds.</text:p>
      <text:p text:style-name="Body"/>
      <text:h text:style-name="Heading_20_1" text:outline-level="1"><text:soft-page-break/>Requirements</text:h>
      <text:h text:style-name="Heading_20_3" text:outline-level="3">Scheduler</text:h>
      <text:list xml:id="list6022873345975442947" text:style-name="L2">
        <text:list-item>
          <text:p text:style-name="P22">S0010 – Provide a way to execute a lambda in another thread with an optional schedule</text:p>
        </text:list-item>
        <text:list-item>
          <text:p text:style-name="P22">S0020 – A schedule must at least support:</text:p>
          <text:list>
            <text:list-item>
              <text:p text:style-name="P22">A delay</text:p>
            </text:list-item>
            <text:list-item>
              <text:p text:style-name="P22">A cron/Quartz like syntax</text:p>
            </text:list-item>
            <text:list-item>
              <text:p text:style-name="P22">An interval with an initial delay</text:p>
            </text:list-item>
            <text:list-item>
              <text:p text:style-name="P22">An temporal object</text:p>
            </text:list-item>
            <text:list-item>
              <text:p text:style-name="P22">Temporal Adjuster based</text:p>
            </text:list-item>
          </text:list>
        </text:list-item>
        <text:list-item>
          <text:p text:style-name="P22">S0060 – Allow the scheduled lambda to throw Exceptions. Periodic tasks must always continue to be executed even if they throw Exceptions.</text:p>
        </text:list-item>
        <text:list-item>
          <text:p text:style-name="P22">S0070 – It must be possible to specify intervals so that they are at a fixed rate.</text:p>
        </text:list-item>
        <text:list-item>
          <text:p text:style-name="P22">S0080 – Provide a Temporal Adjuster implementation for the Quartz cron syntax</text:p>
        </text:list-item>
        <text:list-item>
          <text:p text:style-name="P22">S0090 – Provide a Temporal Adjuster implementation for an interval based on durations.</text:p>
        </text:list-item>
        <text:list-item>
          <text:p text:style-name="P22">S0100 – Periodic schedules must be able to provide a push model for the objects the lambda returns on each invocation. This will allow periodic schedules to act as a timed event producer.</text:p>
        </text:list-item>
        <text:list-item>
          <text:p text:style-name="P22">S0110 – For a given registration and scheduled instance time the lambda must be executed only once.</text:p>
        </text:list-item>
        <text:list-item>
          <text:p text:style-name="P22">S0120 – Lambdas that take too much time to execute (at least 10 secs) must be black listed. This should be configurable.</text:p>
        </text:list-item>
        <text:list-item>
          <text:p text:style-name="P22">S0130 – Exceptions in lambda execution must be logged</text:p>
        </text:list-item>
        <text:list-item>
          <text:p text:style-name="P22">S0140 – It must be possible to stop a periodic schedule</text:p>
        </text:list-item>
        <text:list-item>
          <text:p text:style-name="P22">S0150 – One time schedules should not be canceable since this creates complex race conditions.</text:p>
        </text:list-item>
      </text:list>
      <text:h text:style-name="Heading_20_3" text:outline-level="3">Promises</text:h>
      <text:list xml:id="list3033672453302003243" text:style-name="L3">
        <text:list-item>
          <text:p text:style-name="P23">P0010 – Wrap a promise so that it will fail if it is not resolved before a given delay or instance time.</text:p>
        </text:list-item>
        <text:list-item>
          <text:p text:style-name="P23">P0020 – Wrap a promise so that it will delay after it is resolved. Failures are reported immediately.</text:p>
        </text:list-item>
        <text:list-item>
          <text:p text:style-name="P23"><text:soft-page-break/>P0030 – Wrap a promise so that it will not resolve before a given instance time. Failures are reported immediately.</text:p>
        </text:list-item>
      </text:list>
      <text:list xml:id="list3432602639422995386" text:style-name="L4">
        <text:list-item>
          <text:p text:style-name="P24">P0040 – Lambdas that are scheduled once must be able to return a value through a promise.</text:p>
        </text:list-item>
      </text:list>
      <text:h text:style-name="Heading_20_3" text:outline-level="3">Whiteboard</text:h>
      <text:list xml:id="list1260588575071294110" text:style-name="L5">
        <text:list-item>
          <text:p text:style-name="P25">W0020 – Provide a whiteboard service model to schedule a service</text:p>
        </text:list-item>
        <text:list-item>
          <text:p text:style-name="P25">W0030 – The syntax for the whiteboard schedule must be Quartz cron syntax</text:p>
        </text:list-item>
        <text:list-item>
          <text:p text:style-name="P25">W0040 – Tasks must be repeated a configurable number of times (minimally 3) if they fail with an exception.</text:p>
        </text:list-item>
        <text:list-item>
          <text:p text:style-name="P25">W0050 – A Task must only be executed once for a given scheduled instance time.</text:p>
        </text:list-item>
      </text:list>
      <text:h text:style-name="Heading_20_1" text:outline-level="1">Document Support</text:h>
      <text:h text:style-name="Heading_20_2" text:outline-level="2">References</text:h>
      <text:list xml:id="list31397127373006070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6">Software Requirements &amp; Specifications. Michael Jackson. ISBN 0-201-87712-0</text:p>
        </text:list-item>
        <text:list-item>
          <text:p text:style-name="P15"><text:a xlink:type="simple" xlink:href="https://github.com/ReactiveX/RxJava/tree/1.x/src/main/java/rx/subjects" text:style-name="Internet_20_link" text:visited-style-name="Visited_20_Internet_20_Link">https://github.com/ReactiveX/RxJava/tree/1.x/src/main/java/rx/subjects</text:a></text:p>
        </text:list-item>
        <text:list-item>
          <text:p text:style-name="P15">http://www.quartz-scheduler.org/</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6 Time</text:user-defined><text:tab/>Page <text:page-number text:select-page="current">4</text:page-number> of <text:page-count style:num-format="1">10</text:page-count></text:p>
        <text:p text:style-name="Header"/>
        <text:p text:style-name="Header"><text:tab/>Draft<text:tab/><text:modification-date style:data-style-name="N76">November 27,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3</meta:editing-cycles>
    <meta:editing-duration>PT7H34M51S</meta:editing-duration>
    <meta:initial-creator>Peter Kriens</meta:initial-creator>
    <dc:date>2014-11-27T09:14:49</dc:date>
    <dc:creator>Peter Kriens</dc:creator>
    <meta:document-statistic meta:table-count="2" meta:image-count="2" meta:object-count="0" meta:page-count="10" meta:paragraph-count="155" meta:word-count="3041" meta:character-count="17767"/>
    <meta:user-defined meta:name="Company">OSGi Alliance</meta:user-defined>
    <meta:user-defined meta:name="Info 3"/>
    <meta:user-defined meta:name="Info 4"/>
    <meta:user-defined meta:name="RFP Title">RFP-166 Time</meta:user-defined>
  </office:meta>
</office:document-meta>
</file>